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0538d" officeooo:paragraph-rsid="0000538d"/>
    </style:style>
    <style:style style:name="P2" style:family="paragraph" style:parent-style-name="Standard">
      <style:text-properties fo:language="uk" fo:country="UA" officeooo:rsid="000191e1" officeooo:paragraph-rsid="000191e1"/>
    </style:style>
    <style:style style:name="P3" style:family="paragraph" style:parent-style-name="Standard">
      <style:text-properties fo:language="en" fo:country="US" officeooo:rsid="000191e1" officeooo:paragraph-rsid="000191e1"/>
    </style:style>
    <style:style style:name="P4" style:family="paragraph" style:parent-style-name="Standard">
      <style:text-properties fo:language="uk" fo:country="UA" officeooo:rsid="0002422e" officeooo:paragraph-rsid="0002422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лан</text:p>
      <text:p text:style-name="P1"/>
      <text:p text:style-name="P2">Опис проблеми</text:p>
      <text:p text:style-name="P2">-Постановка задачі</text:p>
      <text:p text:style-name="P2">-Типи захисту?</text:p>
      <text:p text:style-name="P2"/>
      <text:p text:style-name="P2">Ошукуючі зразки</text:p>
      <text:p text:style-name="P2">-Ошукуючі зразки</text:p>
      <text:p text:style-name="P2">-Атаки (<text:span text:style-name="T1">FGSM + </text:span>пару слів)</text:p>
      <text:p text:style-name="P2"/>
      <text:p text:style-name="P2">Стійкість</text:p>
      <text:p text:style-name="P1"/>
      <text:p text:style-name="P2">Захисна дистиляція</text:p>
      <text:p text:style-name="P2">-ідея</text:p>
      <text:p text:style-name="P2">-основні формули</text:p>
      <text:p text:style-name="P2">-переваги і недоліки</text:p>
      <text:p text:style-name="P2"/>
      <text:p text:style-name="P2">Захист <text:span text:style-name="T1">PixelDP</text:span></text:p>
      <text:p text:style-name="P2">-ідея</text:p>
      <text:p text:style-name="P2">-основні формули</text:p>
      <text:p text:style-name="P2"><text:span text:style-name="T1">-</text:span>переваги і недоліки</text:p>
      <text:p text:style-name="P3"/>
      <text:p text:style-name="P2">Експерименти</text:p>
      <text:p text:style-name="P2"/>
      <text:p text:style-name="P2">Виснов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Важко знайти зразки хорошої якості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окремих випадках результати досліджень не співпадали з теоретичними очікування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1-05-12T14:51:41.371000000</dc:date>
    <meta:editing-duration>PT2H5M53S</meta:editing-duration>
    <meta:editing-cycles>2</meta:editing-cycles>
    <meta:document-statistic meta:table-count="0" meta:image-count="0" meta:object-count="0" meta:page-count="1" meta:paragraph-count="20" meta:word-count="50" meta:character-count="364" meta:non-whitespace-character-count="334"/>
  </office:meta>
</office:document-meta>
</file>